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Quartier Sud. Depuis un certain temps maintenant -probablement depuis qu'il avait passé son contrat avec Bey en fait, Edward passait beaucoup plus de temps au sein même de Palema, lui qui était originaire de la banlieue et dont l'enfance avait été relativement éloignée du centre-ville. Et la réputation de ce quartier avait fini par faire son petit bout de chemin même dans l'esprit dissipé du garçon : le secteur craignait. Pas le genre « coupe-jarrets » dans lequel on risquait d'y passer à chaque instant, mais l'endroit était assez mal fréquenté pour faire fuir certaines personnes de la Haute. Pourtant notre blondin ne l'avait jamais vraiment ressenti pour sa part. Ce n'était pas vraiment comme s'il y traînait souvent, mais les quelques fois où Edward avait été dans le Quartier Sud, il avait vécu des aventures plutôt sympathiques.</text:p>
      <text:p text:style-name="Standard"/>
      <text:p text:style-name="Standard">Aussi lorsque, en ce samedi soir, il lui était venue l'idée d'aller faire un tour et que ses pas l'avaient inconsciemment mené dans ce quartier, le garçon ne s'en était pas soucié plus que ça. Il essayait de remettre en application une tradition qu'il affectionnait avant son entrée dans les rangs des Nephils, à savoir déambuler à travers les rues sans réel but, se promener en laissant libre court à ses pensées. Il fallait dire que ces derniers temps, le blondin n'avait pas vraiment eut l'occasion de s'adonner à ses loisirs du fait de ses nouvelles responsabilités de chasseur d'Ombres, et de l'entraînement nécessaire qui en découlait. Alors de temps à autre il s'obligeait à se détendre, cherchant à se changer les idées autant qu'il le pouvait.</text:p>
      <text:p text:style-name="Standard"/>
      <text:p text:style-name="Standard">En ce début de soirée, les pas d'Edward l'amenèrent après quelques heures de promenade au devant d'un bar à l'intérieur duquel une musique relativement forte pouvait s'entendre. Intrigué -et légèrement assoiffé également, le garçon poussa la porte dudit établissement en sifflotant. Etant donnée l'heure assez peu avancée qu'il était, le nombre de clients présents était encore plutôt faible. Quelques uns avaient commencé la bière dans un coin mais dans l'ensemble tout le monde était encore sage. Tout en jetant des coups d’œil autour de lui, le blondin s'approcha du comptoir. Il allait pouvoir à nouveau mettre à l'épreuve sa théorie selon laquelle il pouvait désormais manger à s'en exploser le bide sans aucune conséquence.</text:p>
      <text:p text:style-name="Standard"/>
      <text:p text:style-name="Standard">-Salut ! J'voudrais une pinte et un maxi cookie s'il vous pla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7-19T20:59:01.68</meta:creation-date>
    <dc:date>2017-07-20T00:53:25.20</dc:date>
    <meta:editing-duration>PT3H54M19S</meta:editing-duration>
    <meta:editing-cycles>81</meta:editing-cycles>
    <meta:generator>OpenOffice/4.1.2$Win32 OpenOffice.org_project/412m3$Build-9782</meta:generator>
    <meta:document-statistic meta:table-count="0" meta:image-count="0" meta:object-count="0" meta:page-count="1" meta:paragraph-count="4" meta:word-count="392" meta:character-count="2389"/>
  </office:meta>
</office:document-meta>
</file>